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d9ab0"/>
    </style:style>
    <style:style style:name="P3" style:family="paragraph" style:parent-style-name="Preformatted_20_Text">
      <style:text-properties fo:font-size="24pt" officeooo:rsid="002fe92a" officeooo:paragraph-rsid="002fe92a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fe92a" officeooo:paragraph-rsid="002fe92a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01d2c" officeooo:paragraph-rsid="00301d2c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2541e3" style:font-name-asian="Liberation Mono" style:font-size-asian="18pt" style:font-name-complex="Liberation Mono" style:font-size-complex="18pt"/>
    </style:style>
    <style:style style:name="P8" style:family="paragraph" style:parent-style-name="Preformatted_20_Text">
      <style:text-properties officeooo:paragraph-rsid="00301d2c"/>
    </style:style>
    <style:style style:name="P9" style:family="paragraph" style:parent-style-name="Standard">
      <style:text-properties officeooo:paragraph-rsid="0031babd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fe92a" officeooo:paragraph-rsid="002fe92a" style:font-name-asian="Liberation Mono" style:font-size-asian="24pt" style:font-style-asian="italic" style:font-name-complex="Liberation Mono" style:font-size-complex="24pt" style:font-style-complex="italic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1babd" officeooo:paragraph-rsid="0031babd" style:font-name-asian="Liberation Mono" style:font-size-asian="18pt" style:font-name-complex="Liberation Mono" style:font-size-complex="18pt"/>
    </style:style>
    <style:style style:name="P12" style:family="paragraph" style:parent-style-name="Preformatted_20_Text">
      <style:text-properties officeooo:paragraph-rsid="002fe92a"/>
    </style:style>
    <style:style style:name="P13" style:family="paragraph" style:parent-style-name="Preformatted_20_Text">
      <style:text-properties officeooo:paragraph-rsid="0031babd"/>
    </style:style>
    <style:style style:name="P14" style:family="paragraph" style:parent-style-name="Preformatted_20_Text">
      <style:text-properties officeooo:paragraph-rsid="00301d2c"/>
    </style:style>
    <style:style style:name="P15" style:family="paragraph" style:parent-style-name="Preformatted_20_Text">
      <style:text-properties officeooo:rsid="0031babd" officeooo:paragraph-rsid="0031babd"/>
    </style:style>
    <style:style style:name="P16" style:family="paragraph" style:parent-style-name="Table_20_Contents">
      <style:text-properties style:font-name="Liberation Mono" fo:font-size="24pt" style:font-name-asian="Liberation Mono" style:font-size-asian="24pt" style:font-name-complex="Liberation Mono" style:font-size-complex="24pt"/>
    </style:style>
    <style:style style:name="P17" style:family="paragraph" style:parent-style-name="Table_20_Contents">
      <style:text-properties officeooo:paragraph-rsid="0031babd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01d2c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1babd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style-asian="italic" style:font-name-complex="Liberation Mono" style:font-size-complex="18pt" style:font-style-complex="italic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1babd" style:font-name-asian="Liberation Mono" style:font-size-asian="18pt" style:font-style-asian="italic" style:font-name-complex="Liberation Mono" style:font-size-complex="18pt" style:font-style-complex="italic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fe92a" style:font-name-asian="Liberation Mono" style:font-size-asian="18pt" style:font-style-asian="italic" style:font-name-complex="Liberation Mono" style:font-size-complex="18pt" style:font-style-complex="italic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style-asian="italic" style:font-name-complex="Liberation Mono" style:font-style-complex="italic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29b71d" style:font-name-asian="Liberation Mono" style:font-style-asian="italic" style:font-name-complex="Liberation Mono" style:font-style-complex="italic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31babd" style:font-name-asian="Liberation Mono" style:font-style-asian="italic" style:font-name-complex="Liberation Mono" style:font-style-complex="italic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01d2c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1babd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1babd" style:font-name-asian="Liberation Mono" style:font-size-asian="24pt" style:font-style-asian="italic" style:font-name-complex="Liberation Mono" style:font-size-complex="24pt" style:font-style-complex="italic"/>
    </style:style>
    <style:style style:name="T1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fe92a" style:font-name-asian="Liberation Mono" style:font-size-asian="24pt" style:font-style-asian="italic" style:font-name-complex="Liberation Mono" style:font-size-complex="24pt" style:font-style-complex="italic"/>
    </style:style>
    <style:style style:name="T14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fe92a" style:font-name-asian="Liberation Mono" style:font-size-asian="18pt" style:font-style-asian="italic" style:font-name-complex="Liberation Mono" style:font-size-complex="18pt" style:font-style-complex="italic"/>
    </style:style>
    <style:style style:name="T15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31babd" style:font-name-asian="Liberation Mono" style:font-size-asian="18pt" style:font-style-asian="italic" style:font-name-complex="Liberation Mono" style:font-size-complex="18pt" style:font-style-complex="italic"/>
    </style:style>
    <style:style style:name="T16" style:family="text">
      <style:text-properties fo:font-variant="normal" fo:text-transform="none" fo:color="#212121" loext:opacity="100%" style:text-position="super 58%" style:font-name="Roboto Mono" fo:letter-spacing="normal" fo:font-style="normal" fo:font-weight="normal" officeooo:rsid="0031babd" style:font-name-asian="Liberation Mono" style:font-style-asian="italic" style:font-name-complex="Liberation Mono" style:font-style-complex="italic"/>
    </style:style>
    <style:style style:name="T17" style:family="text">
      <style:text-properties fo:font-size="36pt" officeooo:rsid="00228101" style:font-size-asian="36pt" style:font-size-complex="36pt"/>
    </style:style>
    <style:style style:name="T18" style:family="text">
      <style:text-properties fo:font-size="36pt" officeooo:rsid="002f17e2" style:font-size-asian="36pt" style:font-size-complex="36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2pt" officeooo:rsid="0017fe9d" style:font-size-asian="22pt" style:font-size-complex="22pt"/>
    </style:style>
    <style:style style:name="T21" style:family="text">
      <style:text-properties fo:font-size="22pt" officeooo:rsid="002d9ab0" style:font-size-asian="22pt" style:font-size-complex="22pt"/>
    </style:style>
    <style:style style:name="T22" style:family="text">
      <style:text-properties fo:font-size="22pt" officeooo:rsid="002f17e2" style:font-size-asian="22pt" style:font-size-complex="22pt"/>
    </style:style>
    <style:style style:name="T23" style:family="text">
      <style:text-properties fo:font-size="22pt" officeooo:rsid="00301d2c" style:font-size-asian="22pt" style:font-size-complex="22pt"/>
    </style:style>
    <style:style style:name="T24" style:family="text">
      <style:text-properties fo:font-size="22pt" officeooo:rsid="002fe92a" style:font-size-asian="22pt" style:font-size-complex="22pt"/>
    </style:style>
    <style:style style:name="T25" style:family="text">
      <style:text-properties fo:font-size="22pt" officeooo:rsid="00312f20" style:font-size-asian="22pt" style:font-size-complex="22pt"/>
    </style:style>
    <style:style style:name="T26" style:family="text">
      <style:text-properties fo:font-size="22pt" officeooo:rsid="0031babd" style:font-size-asian="22pt" style:font-size-complex="22pt"/>
    </style:style>
    <style:style style:name="T27" style:family="text">
      <style:text-properties fo:font-size="22pt" officeooo:rsid="0031babd" fo:background-color="#ffff00" loext:char-shading-value="0" style:font-size-asian="22pt" style:font-size-complex="22pt"/>
    </style:style>
    <style:style style:name="T28" style:family="text">
      <style:text-properties fo:font-size="22pt" officeooo:rsid="0031babd" fo:background-color="#ffff00" loext:char-shading-value="0" style:font-size-asian="22pt" style:font-size-complex="22pt"/>
    </style:style>
    <style:style style:name="T29" style:family="text">
      <style:text-properties fo:font-size="28pt" officeooo:rsid="002f17e2" style:font-size-asian="28pt" style:font-size-complex="28pt"/>
    </style:style>
    <style:style style:name="T30" style:family="text">
      <style:text-properties officeooo:rsid="00301d2c"/>
    </style:style>
    <style:style style:name="T31" style:family="text">
      <style:text-properties officeooo:rsid="0031babd"/>
    </style:style>
    <style:style style:name="T32" style:family="text">
      <style:text-properties style:text-position="super 58%"/>
    </style:style>
    <style:style style:name="T33" style:family="text">
      <style:text-properties style:text-position="super 58%" fo:font-size="22pt" style:font-size-asian="22pt" style:font-size-complex="22pt"/>
    </style:style>
    <style:style style:name="T34" style:family="text">
      <style:text-properties style:text-position="super 58%" fo:font-size="22pt" officeooo:rsid="0031babd" style:font-size-asian="22pt" style:font-size-complex="22pt"/>
    </style:style>
    <style:style style:name="T3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Fleetwood Mac</text:span><text:span text:style-name="T17"> – </text:span><text:span text:style-name="T29">Secondhand News</text:span></text:p>
      <text:p text:style-name="P9"><text:span text:style-name="T20">Original key: </text:span><text:span text:style-name="T22">A</text:span><text:span text:style-name="T20"> <text:s text:c="3"/>Us: </text:span><text:span text:style-name="T22">G <text:s text:c="7"/></text:span><text:span text:style-name="T25">YAM: piano1</text:span></text:p>
      <text:p text:style-name="P2"><text:span text:style-name="T28">Solo: KORG:sine</text:span><text:span text:style-name="T25"> <text:s text:c="7"/></text:span><text:span text:style-name="T22">G</text:span><text:span text:style-name="T21"> blues scale </text:span><text:span text:style-name="T22">412312</text:span></text:p>
      <text:p text:style-name="P4"/>
      <text:p text:style-name="P5">2-bar strum intro</text:p>
      <text:p text:style-name="P5"/>
      <text:p text:style-name="P3"><text:span text:style-name="T8">[</text:span><text:span text:style-name="T7">VERSE]</text:span><text:span text:style-name="T4"> <text:s/></text:span><text:span text:style-name="T5">Band tacet 1</text:span><text:span text:style-name="T15">st</text:span><text:span text:style-name="T5"> x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T12">G</text:span><text:span text:style-name="T13"> | </text:span><text:span text:style-name="T12">C</text:span><text:span text:style-name="T13"> </text:span><text:span text:style-name="T12">G</text:span><text:span text:style-name="T13"> [2x]</text:span></text:p>
            <text:p text:style-name="P12"><text:span text:style-name="T12">C</text:span><text:span text:style-name="T13"> </text:span><text:span text:style-name="T12">D</text:span><text:span text:style-name="T13"> | </text:span><text:span text:style-name="T12">C</text:span><text:span text:style-name="T13"> </text:span><text:span text:style-name="T12">D</text:span></text:p>
            <text:p text:style-name="P12"><text:span text:style-name="T12">G</text:span><text:span text:style-name="T13"> </text:span><text:span text:style-name="T12">C</text:span><text:span text:style-name="T13"> | </text:span><text:span text:style-name="T12">D</text:span></text:p>
          </table:table-cell>
          <table:table-cell table:style-name="Table1.B1" office:value-type="string">
            <text:p text:style-name="P16"><text:span text:style-name="T23"/></text:p>
            <text:p text:style-name="P16"><text:span text:style-name="T23">[</text:span><text:span text:style-name="T24">2x</text:span><text:span text:style-name="T23">]</text:span></text:p>
            <text:p text:style-name="P17"><text:span text:style-name="T6"/></text:p>
          </table:table-cell>
        </table:table-row>
      </table:table>
      <text:p text:style-name="P10"/>
      <text:p text:style-name="P5">[CHORUS]</text:p>
      <text:p text:style-name="P8"><text:span text:style-name="T11">G</text:span><text:span text:style-name="T10"> | </text:span><text:span text:style-name="T11">C</text:span><text:span text:style-name="T10"> | </text:span><text:span text:style-name="T11">G</text:span><text:span text:style-name="T10"> | </text:span><text:span text:style-name="T11">D</text:span><text:span text:style-name="T10"> </text:span><text:span text:style-name="T11">G</text:span><text:span text:style-name="T10"> <text:s/>[2X]</text:span></text:p>
      <text:p text:style-name="P11">^^^^^^^^^^^^^^^^^^^^</text:p>
      <text:p text:style-name="P11">breaks on 1<text:span text:style-name="T32">st</text:span> beat</text:p>
      <text:p text:style-name="P7"/>
      <text:p text:style-name="P6">[OUTRO]</text:p>
      <text:p text:style-name="P13"><text:span text:style-name="T11">G</text:span><text:span text:style-name="T10"> </text:span><text:span text:style-name="T11">C | G D</text:span><text:span text:style-name="T3"> <text:s/>last bar, sync on A</text:span></text:p>
      <text:p text:style-name="P13"><text:span text:style-name="T3"/></text:p>
      <text:p text:style-name="P15"><text:span text:style-name="T3">"</text:span><text:span text:style-name="T1">Penny whistle" synth sol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2-22T18:33:22.678313933</dc:date>
    <meta:editing-duration>PT3H13M36S</meta:editing-duration>
    <meta:editing-cycles>35</meta:editing-cycles>
    <meta:generator>LibreOffice/7.0.1.2$MacOSX_X86_64 LibreOffice_project/7cbcfc562f6eb6708b5ff7d7397325de9e764452</meta:generator>
    <meta:document-statistic meta:table-count="1" meta:image-count="0" meta:object-count="0" meta:page-count="1" meta:paragraph-count="16" meta:word-count="70" meta:character-count="321" meta:non-whitespace-character-count="246"/>
  </office:meta>
</office:document-meta>
</file>